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81d" officeooo:paragraph-rsid="0011f81d"/>
    </style:style>
    <style:style style:name="P2" style:family="paragraph" style:parent-style-name="Standard">
      <style:text-properties fo:color="#ff0000" fo:font-size="18pt" style:text-underline-style="solid" style:text-underline-width="auto" style:text-underline-color="font-color" fo:font-weight="bold" officeooo:rsid="0011f81d" officeooo:paragraph-rsid="0011f81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20794" officeooo:paragraph-rsid="00120794"/>
    </style:style>
    <style:style style:name="P4" style:family="paragraph" style:parent-style-name="Standard">
      <style:text-properties officeooo:rsid="00120794" officeooo:paragraph-rsid="00131d2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20794"/>
    </style:style>
    <style:style style:name="T3" style:family="text">
      <style:text-properties officeooo:rsid="00131d2b"/>
    </style:style>
    <style:style style:name="T4" style:family="text">
      <style:text-properties officeooo:rsid="0014f943"/>
    </style:style>
    <style:style style:name="T5" style:family="text">
      <style:text-properties officeooo:rsid="0016b135"/>
    </style:style>
    <style:style style:name="T6" style:family="text">
      <style:text-properties officeooo:rsid="0017be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ORIA</text:p>
      <text:p text:style-name="P1"/>
      <text:p text:style-name="P1"><text:span text:style-name="T1">S.O. Android </text:span>basado en linux, lo que utiliza de Linux es el kernel y las herramientas de usuarios.</text:p>
      <text:p text:style-name="P1"/>
      <text:p text:style-name="P1">Lo que define android en lo que es seria la Maquina virtual Java (M.V → es un sistema operativo virtual)</text:p>
      <text:p text:style-name="P1"><text:span text:style-name="T1">JVM</text:span> → java virtual machine (obre una maquina virutal per cada programa)</text:p>
      <text:p text:style-name="P1"><text:span text:style-name="T1">DALVIK</text:span> → la maquina virtual de java, <text:span text:style-name="T2">virtualitzaba tot el hardware per executar programacions</text:span> <text:tab/>(cada programa s'executa en una unica maquina virtual)</text:p>
      <text:p text:style-name="P1"><text:span text:style-name="T1">ART</text:span> → quan s'instala el programa , instala l'apliacaio al movil i en teoria ja no s'esta usant la <text:tab/>maquina virtual, sino que s'adapata al movil generan parts per a cada movil segons el <text:tab/>rendiment del movil en concret on s'ha instalat, per crearla com a una aplicacio nativa.</text:p>
      <text:p text:style-name="P1"/>
      <text:p text:style-name="P1"/>
      <text:p text:style-name="P1">Fr<text:span text:style-name="T2">ame</text:span>Work/APIS →<text:span text:style-name="T2"> el framework utiliza tu programa, en cambio una libreria es la que tu utilizas <text:tab/>en un tu program.</text:span></text:p>
      <text:p text:style-name="P1"/>
      <text:p text:style-name="P1"/>
      <text:p text:style-name="P4">Aplicacion <text:s/>:</text:p>
      <text:p text:style-name="P4"><text:tab/>→ fromada por un conjunto activiti ( Activiti → cada una de las pantallas de android)</text:p>
      <text:p text:style-name="P3"><text:tab/>→<text:span text:style-name="T3"> Intent → es como una llamada hecha objeto</text:span></text:p>
      <text:p text:style-name="P3"><text:tab/>→<text:span text:style-name="T4"> Fragmentos → es un trozo de pantalla, es decir tienes un activiti vacio lleno de fragments <text:tab/><text:tab/>que crearian el layout.</text:span></text:p>
      <text:p text:style-name="P3"><text:tab/>→<text:span text:style-name="T5"> Content Prov. → hay varios, però contienen todos los datos de las aplicaciones estan <text:tab/><text:tab/><text:tab/>aquí, y se puede compartir entre aplicaciones.</text:span></text:p>
      <text:p text:style-name="P3"><text:tab/>→<text:span text:style-name="T6"> Event Loop → (bucle de enventos), esta en bucle esperando que se accione un evento</text:span></text:p>
      <text:p text:style-name="P3"><text:tab/>→<text:span text:style-name="T6"> Async task → (tarea asincrona), es algo que esta en primer plano, ejecuta algo en <text:tab/><text:tab/><text:tab/>segundo plano y vuelve al primer plano.</text:span></text:p>
      <text:p text:style-name="P3"><text:tab/>→<text:span text:style-name="T6"> Servicios → es algo ques esta en segundo plano constantemente ejecutandos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6:20:39.938428921</meta:creation-date>
    <dc:date>2016-09-20T17:26:08.582930075</dc:date>
    <meta:editing-duration>PT19M57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263" meta:character-count="1504" meta:non-whitespace-character-count="1236"/>
  </office:meta>
</office:document-meta>
</file>